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5.00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49.999cm"/>
    </style:style>
    <style:style style:name="co6" style:family="table-column">
      <style:table-column-properties fo:break-before="auto" style:column-width="9.3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embly_Fan-Stage" table:style-name="ta1"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Sub component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Shrou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NF-A12x25 PWM chromax.black.swa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noctua.at/de/nf-a12x25-pwm-chromax-black-swap" xlink:type="simple">https://noctua.at/de/nf-a12x25-pwm-chromax-black-swap</text:a></text:p>
          </table:table-cell>
        </table:table-row>
        <table:table-row table:style-name="ro2">
          <table:table-cell office:value-type="string" calcext:value-type="string">
            <text:p>PCBA: DIYFAN _interface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dular Connectors / Ethernet Connectors WR-MJ_8P8C_THT_Vertical </text:p>
          </table:table-cell>
          <table:table-cell office:value-type="float" office:value="2" calcext:value-type="float">
            <text:p>2</text:p>
          </table:table-cell>
          <table:table-cell office:value-type="float" office:value="615008160321" calcext:value-type="float">
            <text:p>615008160321</text:p>
          </table:table-cell>
          <table:table-cell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Headers &amp; Wire Housings 4P VERT HDR W/F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53-1000 </text:p>
          </table:table-cell>
          <table:table-cell office:value-type="string" calcext:value-type="string">
            <text:p><text:a xlink:href="https://www.mouser.de/ProductDetail/Molex/47053-1000?qs=ph4zPCVRuvqoDX7hrEhxNA%3D%3D" xlink:type="simple">https://www.mouser.de/ProductDetail/Molex/47053-1000?qs=ph4zPCVRuvqoDX7hrEhxNA%3D%3D</text:a></text:p>
          </table:table-cell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thex M3 thread insert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3">
          <table:table-cell office:value-type="string" calcext:value-type="string">
            <text:p>Screw M3 x 6 mm</text:p>
          </table:table-cell>
          <table:table-cell/>
          <table:table-cell office:value-type="string" calcext:value-type="string">
            <text:p>Depends on connector quant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M3 x 30 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 Washers</text:p>
          </table:table-cell>
          <table:table-cell/>
          <table:table-cell office:value-type="string" calcext:value-type="string">
            <text:p>Min.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Fan-G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-FG1-12</text:p>
          </table:table-cell>
          <table:table-cell office:value-type="string" calcext:value-type="string">
            <text:p><text:a xlink:href="https://noctua.at/en/na-fg1-12" xlink:type="simple">https://noctua.at/en/na-fg1-12</text:a></text:p>
          </table:table-cell>
        </table:table-row>
        <table:table-row table:style-name="ro2">
          <table:table-cell table:style-name="ce6" office:value-type="string" calcext:value-type="string">
            <text:p>Network Cable (0.25 m as shown in the video build)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www.amazon.de/gp/product/B08HDJLJ9J/ref=ox_sc_act_title_1?smid=A2BZ2HGVYHFPG4&amp;th=1&amp;language=en_GB" xlink:type="simple">https://www.amazon.de/gp/product/B08HDJLJ9J/ref=ox_sc_act_title_1?smid=A2BZ2HGVYHFPG4&amp;th=1&amp;language=en_GB</text:a></text:p>
          </table:table-cell>
        </table:table-row>
      </table:table>
      <table:table table:name="Assembly_MainPCBA-Housin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1" office:value-type="string" calcext:value-type="string">
            <text:p>Component</text:p>
          </table:table-cell>
          <table:table-cell table:style-name="ce11" office:value-type="string" calcext:value-type="string">
            <text:p>Sub component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Manufacturer Part Number</text:p>
          </table:table-cell>
          <table:table-cell table:style-name="ce1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Electronic-Housing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Electronic-Housing-Cover.ste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A: DIYFAN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olated DC/DC Converters - Through Hole 5Vin 5Vout 0-400mA 2W SIP Unreg Is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UN02L-05 </text:p>
          </table:table-cell>
          <table:table-cell office:value-type="string" calcext:value-type="string">
            <text:p><text:a xlink:href="https://www.mouser.de/ProductDetail/MEAN-WELL/SPUN02L-05?qs=sGAEpiMZZMv0DJfhVcWlK0%252BNBIYn4O1XY9haSSYyi%252B%2Fs%252BI5AKEe8Jg%3D%3D" xlink:type="simple">https://www.mouser.de/ProductDetail/MEAN-WELL/SPUN02L-05?qs=sGAEpiMZZMv0DJfhVcWlK0%252BNBIYn4O1XY9haSSYyi%252B%2Fs%252BI5AKEe8Jg%3D%3D</text:a></text:p>
          </table:table-cell>
        </table:table-row>
        <table:table-row table:style-name="ro2">
          <table:table-cell/>
          <table:table-cell office:value-type="string" calcext:value-type="string">
            <text:p>Isolated DC/DC Converters - Through Hole 4.7-9Vin 12Vout 833mA DIP Iso Re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M10E-12 </text:p>
          </table:table-cell>
          <table:table-cell office:value-type="string" calcext:value-type="string">
            <text:p><text:a xlink:href="https://www.mouser.de/ProductDetail/MEAN-WELL/SKM10E-12?qs=sGAEpiMZZMv0DJfhVcWlK0%252BNBIYn4O1XRFMIDqGQauO3fHsp%252BZdfIQ%3D%3D" xlink:type="simple">https://www.mouser.de/ProductDetail/MEAN-WELL/SKM10E-12?qs=sGAEpiMZZMv0DJfhVcWlK0%252BNBIYn4O1XRFMIDqGQauO3fHsp%252BZdfIQ%3D%3D</text:a></text:p>
          </table:table-cell>
        </table:table-row>
        <table:table-row table:style-name="ro2">
          <table:table-cell/>
          <table:table-cell office:value-type="string" calcext:value-type="string">
            <text:p>Multi-Colour LEDs WL-SFTW SMT full-color TOP LED water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141M173100 </text:p>
          </table:table-cell>
          <table:table-cell office:value-type="string" calcext:value-type="string">
            <text:p><text:a xlink:href="https://www.mouser.de/ProductDetail/Wurth-Elektronik/150141M173100?qs=2kOmHSv6VfT%2Fmnpysgc7Ng%3D%3D" xlink:type="simple">https://www.mouser.de/ProductDetail/Wurth-Elektronik/150141M173100?qs=2kOmHSv6VfT%2Fmnpysgc7Ng%3D%3D</text:a></text:p>
          </table:table-cell>
        </table:table-row>
        <table:table-row table:style-name="ro2">
          <table:table-cell/>
          <table:table-cell office:value-type="string" calcext:value-type="string">
            <text:p>Short-stroke key 6x6 mm, height: 12.5 mm, 12 V, ver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P-1130D</text:p>
          </table:table-cell>
          <table:table-cell office:value-type="string" calcext:value-type="string">
            <text:p><text:a xlink:href="https://www.reichelt.com/de/en/shop/product/short-stroke_key_6x6_mm_height_12_5_mm_12_v_vert_-27894" xlink:type="simple">https://www.reichelt.com/de/en/shop/product/short-stroke_key_6x6_mm_height_12_5_mm_12_v_vert_-27894</text:a></text:p>
          </table:table-cell>
        </table:table-row>
        <table:table-row table:style-name="ro2">
          <table:table-cell/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U A000005</text:p>
          </table:table-cell>
          <table:table-cell office:value-type="string" calcext:value-type="string">
            <text:p><text:a xlink:href="https://store.arduino.cc/products/arduino-nano?srsltid=AfmBOoopQUXGwqDr3RtmGNBCi_BUmyVen_96Qsu5Q8tHKm3yHhX2SSll" xlink:type="simple">https://store.arduino.cc/products/arduino-nano?srsltid=AfmBOoopQUXGwqDr3RtmGNBCi_BUmyVen_96Qsu5Q8tHKm3yHhX2SSll</text:a></text:p>
          </table:table-cell>
        </table:table-row>
        <table:table-row table:style-name="ro2">
          <table:table-cell/>
          <table:table-cell office:value-type="string" calcext:value-type="string">
            <text:p>Aluminium Electrolytic Capacitors - Radial Leaded WCAP-ATG8 100uF 35V 20% Radial </text:p>
          </table:table-cell>
          <table:table-cell office:value-type="float" office:value="2" calcext:value-type="float">
            <text:p>2</text:p>
          </table:table-cell>
          <table:table-cell office:value-type="float" office:value="860010573007" calcext:value-type="float">
            <text:p>860010573007</text:p>
          </table:table-cell>
          <table:table-cell office:value-type="string" calcext:value-type="string">
            <text:p><text:a xlink:href="https://www.mouser.de/ProductDetail/Wurth-Elektronik/860010573007?qs=sGAEpiMZZMsh%252B1woXyUXj4jKQI6sNRw6bECnZBmoGWo%3D" xlink:type="simple">https://www.mouser.de/ProductDetail/Wurth-Elektronik/860010573007?qs=sGAEpiMZZMsh%252B1woXyUXj4jKQI6sNRw6bECnZBmoGWo%3D</text:a></text:p>
          </table:table-cell>
        </table:table-row>
        <table:table-row table:style-name="ro2">
          <table:table-cell/>
          <table:table-cell office:value-type="string" calcext:value-type="string">
            <text:p>Bipolar Transistors - BJT LO V NPN TRANSISTOR 40V 4.0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S40201LT1G</text:p>
          </table:table-cell>
          <table:table-cell office:value-type="string" calcext:value-type="string">
            <text:p><text:a xlink:href="https://www.mouser.de/ProductDetail/onsemi/NSS40201LT1G?qs=JZRcihQa5buDxAwNVotiBw%3D%3D" xlink:type="simple">https://www.mouser.de/ProductDetail/onsemi/NSS40201LT1G?qs=JZRcihQa5buDxAwNVotiBw%3D%3D</text:a></text:p>
          </table:table-cell>
        </table:table-row>
        <table:table-row table:style-name="ro2">
          <table:table-cell/>
          <table:table-cell office:value-type="string" calcext:value-type="string">
            <text:p>USB Connectors USB TYPE 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64359-00011LF </text:p>
          </table:table-cell>
          <table:table-cell office:value-type="string" calcext:value-type="string">
            <text:p><text:a xlink:href="https://www.mouser.de/ProductDetail/Amphenol-FCI/10164359-00011LF?qs=MyNHzdoqoQLpQ%2FmSqA1%252BtQ%3D%3D" xlink:type="simple">https://www.mouser.de/ProductDetail/Amphenol-FCI/10164359-00011LF?qs=MyNHzdoqoQLpQ%2FmSqA1%252BtQ%3D%3D</text:a></text:p>
          </table:table-cell>
        </table:table-row>
        <table:table-row table:style-name="ro2">
          <table:table-cell/>
          <table:table-cell table:style-name="ce5" office:value-type="string" calcext:value-type="string">
            <text:p>Modular Connectors / Ethernet Connectors WR-MJ_8P8C_THT_Vertical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15008160321" calcext:value-type="float">
            <text:p>615008160321</text:p>
          </table:table-cell>
          <table:table-cell table:style-name="ce5"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female connector 2,54mm, 1x16, separable, gold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1.16 G</text:p>
          </table:table-cell>
          <table:table-cell office:value-type="string" calcext:value-type="string">
            <text:p><text:a xlink:href="https://www.reichelt.com/de/en/shop/product/female_connector_2_54mm_1x16_separable_gold_plated-283786" xlink:type="simple">https://www.reichelt.com/de/en/shop/product/female_connector_2_54mm_1x16_separable_gold_plated-283786</text:a></text:p>
          </table:table-cell>
        </table:table-row>
        <table:table-row table:style-name="ro2">
          <table:table-cell/>
          <table:table-cell office:value-type="string" calcext:value-type="string">
            <text:p>Resistor 3KOhm 12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90Ohm 12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150Ohm 12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Ruthex M3 thread insert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2">
          <table:table-cell table:style-name="ce5" office:value-type="string" calcext:value-type="string">
            <text:p>Screw M3 x 6 mm</text:p>
          </table:table-cell>
          <table:table-cell table:style-name="ce5"/>
          <table:table-cell table:style-name="ce5" office:value-type="string" calcext:value-type="string">
            <text:p>Depends o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work Cable Network Cable (0.5 m as shown in the video buil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mazon.de/gp/product/B08HDG8GV2/ref=ox_sc_act_title_1?th=1&amp;language=en_GB" xlink:type="simple">https://www.amazon.de/gp/product/B08HDG8GV2/ref=ox_sc_act_title_1?th=1&amp;language=en_GB</text:a></text:p>
          </table:table-cell>
        </table:table-row>
      </table:table>
      <table:table table:name="Assembly_Tripod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1" office:value-type="string" calcext:value-type="string">
            <text:p>Component</text:p>
          </table:table-cell>
          <table:table-cell table:style-name="ce11" office:value-type="string" calcext:value-type="string">
            <text:p>Sub component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Manufacturer Part Number</text:p>
          </table:table-cell>
          <table:table-cell table:style-name="ce1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Tripo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Stick.ste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crew M3 x 8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 Screw 3,5x3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22:26:34.82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1:29:21.607000000</meta:creation-date>
    <dc:date>2025-06-02T22:26:58.613000000</dc:date>
    <meta:editing-duration>P5DT11H20M23S</meta:editing-duration>
    <meta:editing-cycles>35</meta:editing-cycles>
    <meta:generator>LibreOffice/7.5.5.2$Windows_X86_64 LibreOffice_project/ca8fe7424262805f223b9a2334bc7181abbcbf5e</meta:generator>
    <meta:document-statistic meta:table-count="3" meta:cell-count="118" meta:object-count="0"/>
  </office:meta>
</office:document-meta>
</file>